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73d4" officeooo:paragraph-rsid="000373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t tests</text:p>
      <text:p text:style-name="P1">Read all of the files without errors</text:p>
      <text:p text:style-name="P1">Develop debugging output to compare with</text:p>
      <text:p text:style-name="P1">Read all files and write back out with changes</text:p>
      <text:p text:style-name="P1">change null to true</text:p>
      <text:p text:style-name="P1">change true to false</text:p>
      <text:p text:style-name="P1">change false to null</text:p>
      <text:p text:style-name="P1">change int to float</text:p>
      <text:p text:style-name="P1">change float to exp</text:p>
      <text:p text:style-name="P1">change exp to int</text:p>
      <text:p text:style-name="P1">rewrite “Valid” as “Invalid” in string</text:p>
      <text:p text:style-name="P1">Add and remove branches to be determined in more complex test files.</text:p>
      <text:p text:style-name="P1"/>
      <text:p text:style-name="P1">Develop tests with invalid inputs to test the debugg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02:34:46.430375476</meta:creation-date>
    <dc:date>2019-03-17T02:38:39.404168936</dc:date>
    <meta:editing-duration>PT3M53S</meta:editing-duration>
    <meta:editing-cycles>1</meta:editing-cycles>
    <meta:document-statistic meta:table-count="0" meta:image-count="0" meta:object-count="0" meta:page-count="1" meta:paragraph-count="13" meta:word-count="75" meta:character-count="407" meta:non-whitespace-character-count="345"/>
    <meta:generator>LibreOffice/6.0.7.3$Linux_X86_64 LibreOffice_project/00m0$Build-3</meta:generator>
  </office:meta>
</office:document-meta>
</file>